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AHUAMEL DELGADO, YURY SAMU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176674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0684894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NAHUAMEL DELGADO, YURY SAMU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76674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0</text:p>
          </table:table-cell>
          <table:table-cell table:style-name="Tableau1.A2" office:value-type="string">
            <text:p text:style-name="P14">0</text:p>
          </table:table-cell>
          <table:table-cell table:style-name="Tableau1.D2" office:value-type="string">
            <text:p text:style-name="P13">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0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23:03:5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